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2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4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CDFG – R_Sort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custom-shape draw:style-name="gr1" draw:text-style-name="P1" draw:layer="layout" svg:width="1.139cm" svg:height="1cm" svg:x="8.361cm" svg:y="4.5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.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5.5cm" svg:x2="9cm" svg:y2="6.5cm">
          <text:p/>
        </draw:line>
        <draw:line draw:style-name="gr9" draw:text-style-name="P1" draw:layer="layout" svg:x1="9.5cm" svg:y1="5cm" svg:x2="11.5cm" svg:y2="5cm">
          <text:p/>
        </draw:line>
        <draw:line draw:style-name="gr9" draw:text-style-name="P1" draw:layer="layout" svg:x1="11.5cm" svg:y1="5cm" svg:x2="11.5cm" svg:y2="13.299cm">
          <text:p/>
        </draw:line>
        <draw:line draw:style-name="gr8" draw:text-style-name="P1" draw:layer="layout" svg:x1="11.5cm" svg:y1="13.299cm" svg:x2="9cm" svg:y2="13.299cm">
          <text:p/>
        </draw:line>
        <draw:line draw:style-name="gr7" draw:text-style-name="P1" draw:layer="layout" svg:x1="7cm" svg:y1="5cm" svg:x2="8.5cm" svg:y2="5cm">
          <text:p/>
        </draw:line>
        <draw:line draw:style-name="gr6" draw:text-style-name="P1" draw:layer="layout" svg:x1="9cm" svg:y1="7.5cm" svg:x2="9cm" svg:y2="8.5cm">
          <text:p/>
        </draw:line>
        <draw:g>
          <draw:line draw:style-name="gr6" draw:text-style-name="P1" draw:layer="layout" svg:x1="7cm" svg:y1="5cm" svg:x2="7cm" svg:y2="8.5cm">
            <text:p/>
          </draw:line>
          <draw:line draw:style-name="gr6" draw:text-style-name="P1" draw:layer="layout" svg:x1="7cm" svg:y1="8.5cm" svg:x2="9cm" svg:y2="8.5cm">
            <text:p/>
          </draw:line>
        </draw:g>
        <draw:frame draw:style-name="gr10" draw:layer="layout" svg:width="5.413cm" svg:height="0.962cm" svg:x="1cm" svg:y="5.5cm">
          <draw:text-box>
            <text:p>Read A into temp</text:p>
          </draw:text-box>
        </draw:frame>
        <draw:line draw:style-name="gr7" draw:text-style-name="P1" draw:layer="layout" svg:x1="10.5cm" svg:y1="6cm" svg:x2="9cm" svg:y2="6cm">
          <text:p/>
        </draw:line>
        <draw:custom-shape draw:style-name="gr1" draw:text-style-name="P1" draw:layer="layout" svg:width="1.139cm" svg:height="1cm" svg:x="8.361cm" svg:y="23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24cm" svg:x2="9cm" svg:y2="25cm">
          <text:p/>
        </draw:line>
        <draw:line draw:style-name="gr7" draw:text-style-name="P1" draw:layer="layout" svg:x1="7cm" svg:y1="23.5cm" svg:x2="8.5cm" svg:y2="23.5cm">
          <text:p/>
        </draw:line>
        <draw:line draw:style-name="gr6" draw:text-style-name="P1" draw:layer="layout" svg:x1="7cm" svg:y1="23.5cm" svg:x2="7cm" svg:y2="27cm">
          <text:p/>
        </draw:line>
        <draw:line draw:style-name="gr6" draw:text-style-name="P1" draw:layer="layout" svg:x1="9cm" svg:y1="26cm" svg:x2="9cm" svg:y2="27cm">
          <text:p/>
        </draw:line>
        <draw:line draw:style-name="gr6" draw:text-style-name="P1" draw:layer="layout" svg:x1="7cm" svg:y1="27cm" svg:x2="9cm" svg:y2="27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4.3cm">
          <text:p/>
        </draw:line>
        <draw:frame draw:style-name="gr10" draw:layer="layout" svg:width="4.007cm" svg:height="0.962cm" svg:x="1cm" svg:y="24.038cm">
          <draw:text-box>
            <text:p>Output temp</text:p>
          </draw:text-box>
        </draw:frame>
        <draw:line draw:style-name="gr8" draw:text-style-name="P1" draw:layer="layout" svg:x1="11cm" svg:y1="23.5cm" svg:x2="11cm" svg:y2="27cm">
          <text:p/>
        </draw:line>
        <draw:line draw:style-name="gr9" draw:text-style-name="P1" draw:layer="layout" svg:x1="9.5cm" svg:y1="23.5cm" svg:x2="11cm" svg:y2="23.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0.5cm" svg:y2="6cm">
          <text:p/>
        </draw:line>
        <draw:line draw:style-name="gr9" draw:text-style-name="P1" draw:layer="layout" svg:x1="11cm" svg:y1="27cm" svg:x2="16.5cm" svg:y2="27cm">
          <text:p/>
        </draw:line>
        <draw:line draw:style-name="gr8" draw:text-style-name="P1" draw:layer="layout" svg:x1="16.5cm" svg:y1="27cm" svg:x2="16.5cm" svg:y2="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1" draw:layer="layout" svg:width="0.959cm" svg:height="1.462cm" svg:x="10cm" svg:y="11cm">
          <draw:text-box>
            <text:p>N</text:p>
          </draw:text-box>
        </draw:frame>
        <draw:frame draw:style-name="gr10" draw:layer="layout" svg:width="3.605cm" svg:height="0.962cm" svg:x="9.395cm" svg:y="4cm">
          <draw:text-box>
            <text:p>Temp filled</text:p>
          </draw:text-box>
        </draw:frame>
        <draw:frame draw:style-name="gr10" draw:layer="layout" svg:width="4.676cm" svg:height="0.962cm" svg:x="10.824cm" svg:y="27.5cm">
          <draw:text-box>
            <text:p>Data outputted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1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6.5cm" svg:y2="13cm">
            <text:p/>
          </draw:line>
          <draw:line draw:style-name="gr2" draw:text-style-name="P1" draw:layer="layout" svg:x1="9cm" svg:y1="11.5cm" svg:x2="11.5cm" svg:y2="13cm">
            <text:p/>
          </draw:line>
          <draw:g>
            <draw:custom-shape draw:style-name="gr1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5cm" svg:y1="15cm" svg:x2="11.5cm" svg:y2="16cm">
              <text:p/>
            </draw:line>
          </draw:g>
          <draw:g>
            <draw:custom-shape draw:style-name="gr1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cm" svg:y1="15cm" svg:x2="6.5cm" svg:y2="16cm">
              <text:p/>
            </draw:line>
          </draw:g>
          <draw:line draw:style-name="gr7" draw:text-style-name="P1" draw:layer="layout" svg:x1="6.5cm" svg:y1="15cm" svg:x2="9cm" svg:y2="18.5cm">
            <text:p/>
          </draw:line>
          <draw:line draw:style-name="gr7" draw:text-style-name="P1" draw:layer="layout" svg:x1="11.5cm" svg:y1="15cm" svg:x2="9cm" svg:y2="18.5cm">
            <text:p/>
          </draw:line>
          <draw:line draw:style-name="gr6" draw:text-style-name="P1" draw:layer="layout" svg:x1="9cm" svg:y1="20.5cm" svg:x2="9cm" svg:y2="23.5cm">
            <text:p/>
          </draw:line>
          <draw:line draw:style-name="gr7" draw:text-style-name="P1" draw:id="id1" draw:layer="layout" svg:x1="4.5cm" svg:y1="6cm" svg:x2="9cm" svg:y2="6cm">
            <text:p/>
          </draw:line>
          <draw:line draw:style-name="gr6" draw:text-style-name="P1" draw:layer="layout" svg:x1="6.5cm" svg:y1="18cm" svg:x2="9cm" svg:y2="23.5cm">
            <text:p/>
          </draw:line>
          <draw:line draw:style-name="gr6" draw:text-style-name="P1" draw:layer="layout" svg:x1="11.5cm" svg:y1="18cm" svg:x2="9cm" svg:y2="23.5cm">
            <text:p/>
          </draw:line>
          <draw:custom-shape draw:style-name="gr1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11.5cm" svg:y2="13cm">
            <text:p/>
          </draw:line>
          <draw:line draw:style-name="gr2" draw:text-style-name="P1" draw:layer="layout" svg:x1="9cm" svg:y1="8.5cm" svg:x2="9cm" svg:y2="9.5cm">
            <text:p/>
          </draw:line>
          <draw:line draw:style-name="gr3" draw:text-style-name="P1" draw:layer="layout" svg:x1="10cm" svg:y1="7.5cm" svg:x2="16cm" svg:y2="7.5cm">
            <text:p/>
          </draw:line>
          <draw:line draw:style-name="gr2" draw:text-style-name="P1" draw:layer="layout" svg:x1="16cm" svg:y1="7.5cm" svg:x2="16cm" svg:y2="26.5cm">
            <text:p/>
          </draw:line>
          <draw:frame draw:style-name="gr4" draw:layer="layout" svg:width="3.5cm" svg:height="1.25cm" svg:x="9.5cm" svg:y="8.5cm">
            <draw:text-box>
              <text:p>Y</text:p>
            </draw:text-box>
          </draw:frame>
          <draw:frame draw:style-name="gr4" draw:layer="layout" svg:width="2cm" svg:height="1.25cm" svg:x="11cm" svg:y="6cm">
            <draw:text-box>
              <text:p>N</text:p>
            </draw:text-box>
          </draw:frame>
          <draw:frame draw:style-name="gr4" draw:layer="layout" svg:width="1cm" svg:height="1.25cm" svg:x="6.5cm" svg:y="11.5cm">
            <draw:text-box>
              <text:p>Y</text:p>
            </draw:text-box>
          </draw:frame>
          <draw:frame draw:style-name="gr4" draw:layer="layout" svg:width="1cm" svg:height="1.25cm" svg:x="10.5cm" svg:y="11.25cm">
            <draw:text-box>
              <text:p>N</text:p>
            </draw:text-box>
          </draw:frame>
        </draw:g>
        <draw:line draw:style-name="gr6" draw:text-style-name="P1" draw:layer="layout" svg:x1="9cm" svg:y1="9cm" svg:x2="2.5cm" svg:y2="6cm">
          <text:p/>
        </draw:line>
        <draw:custom-shape draw:style-name="gr12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3" draw:text-style-name="P1" draw:id="id3" draw:layer="layout" svg:x1="10cm" svg:y1="6cm" svg:x2="16cm" svg:y2="6cm">
          <text:p/>
        </draw:line>
        <draw:frame draw:style-name="gr4" draw:layer="layout" svg:width="1cm" svg:height="1.25cm" svg:x="8cm" svg:y="7cm">
          <draw:text-box>
            <text:p>Y</text:p>
          </draw:text-box>
        </draw:frame>
        <draw:frame draw:style-name="gr4" draw:layer="layout" svg:width="2cm" svg:height="1.25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3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cm" svg:y2="14.5cm">
          <text:p/>
        </draw:line>
        <draw:line draw:style-name="gr6" draw:text-style-name="P1" draw:layer="measurelines" svg:x1="5cm" svg:y1="14.5cm" svg:x2="9cm" svg:y2="14.5cm">
          <text:p/>
        </draw:line>
        <draw:line draw:style-name="gr7" draw:text-style-name="P1" draw:layer="measurelines" svg:x1="7.5cm" svg:y1="13cm" svg:x2="9cm" svg:y2="14.5cm">
          <text:p/>
        </draw:line>
        <draw:custom-shape draw:style-name="gr14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4.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8.5cm" svg:x2="9cm" svg:y2="19.5cm">
          <text:p/>
        </draw:line>
        <draw:frame draw:style-name="gr4" draw:layer="measurelines" svg:width="1cm" svg:height="1.25cm" svg:x="8cm" svg:y="18.5cm">
          <draw:text-box>
            <text:p>Y</text:p>
          </draw:text-box>
        </draw:frame>
        <draw:custom-shape draw:style-name="gr1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1.5cm" svg:x2="7.5cm" svg:y2="22.5cm">
          <text:p/>
        </draw:line>
        <draw:line draw:style-name="gr7" draw:text-style-name="P1" draw:layer="measurelines" svg:x1="9cm" svg:y1="21.5cm" svg:x2="10.5cm" svg:y2="22.5cm">
          <text:p/>
        </draw:line>
        <draw:line draw:style-name="gr7" draw:text-style-name="P1" draw:layer="measurelines" svg:x1="10.5cm" svg:y1="24.5cm" svg:x2="9cm" svg:y2="26cm">
          <text:p/>
        </draw:line>
        <draw:line draw:style-name="gr6" draw:text-style-name="P1" draw:layer="measurelines" svg:x1="5cm" svg:y1="26cm" svg:x2="9cm" svg:y2="26cm">
          <text:p/>
        </draw:line>
        <draw:line draw:style-name="gr7" draw:text-style-name="P1" draw:layer="measurelines" svg:x1="7.5cm" svg:y1="24.5cm" svg:x2="9cm" svg:y2="26cm">
          <text:p/>
        </draw:line>
        <draw:custom-shape draw:style-name="gr14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6cm" svg:x2="5cm" svg:y2="26cm">
          <text:p/>
        </draw:line>
        <draw:line draw:style-name="gr7" draw:text-style-name="P1" draw:layer="measurelines" svg:x1="5cm" svg:y1="16cm" svg:x2="9cm" svg:y2="16cm">
          <text:p/>
        </draw:line>
        <draw:line draw:style-name="gr8" draw:text-style-name="P1" draw:id="id2" draw:layer="measurelines" svg:x1="9cm" svg:y1="15.5cm" svg:x2="9cm" svg:y2="16.5cm">
          <text:p/>
        </draw:line>
        <draw:connector draw:style-name="gr9" draw:text-style-name="P1" draw:layer="measurelines" draw:line-skew="4.25cm" svg:x1="9cm" svg:y1="15.5cm" svg:x2="16cm" svg:y2="6cm" draw:start-shape="id2" draw:start-glue-point="0" draw:end-shape="id3" draw:end-glue-point="1" svg:d="m9000 15500v-500h7000v-9000">
          <text:p/>
        </draw:connector>
        <draw:line draw:style-name="gr9" draw:text-style-name="P1" draw:layer="measurelines" svg:x1="10cm" svg:y1="17.5cm" svg:x2="16cm" svg:y2="17.5cm">
          <text:p/>
        </draw:line>
        <draw:frame draw:style-name="gr4" draw:layer="measurelines" svg:width="2cm" svg:height="1.25cm" svg:x="10cm" svg:y="16.5cm">
          <draw:text-box>
            <text:p>N</text:p>
          </draw:text-box>
        </draw:frame>
        <draw:line draw:style-name="gr8" draw:text-style-name="P1" draw:layer="measurelines" svg:x1="16cm" svg:y1="17.5cm" svg:x2="16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09T15:36:06</dc:date>
    <meta:editing-duration>PT00H54M05S</meta:editing-duration>
    <meta:editing-cycles>10</meta:editing-cycles>
    <meta:generator>OpenOffice.org/3.1$Solaris_Sparc OpenOffice.org_project/310m19$Build-9420</meta:generator>
    <meta:document-statistic meta:object-count="112"/>
  </office:meta>
</office:document-meta>
</file>